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opatStreetCorner" style:family="table">
      <style:table-properties style:width="6.925in" table:align="margins"/>
    </style:style>
    <style:style style:name="StopatStreetCorner.A" style:family="table-column">
      <style:table-column-properties style:column-width="3.4625in" style:rel-column-width="32767*"/>
    </style:style>
    <style:style style:name="StopatStreetCorner.B" style:family="table-column">
      <style:table-column-properties style:column-width="3.4625in" style:rel-column-width="32768*"/>
    </style:style>
    <style:style style:name="StopatStreetCorner.A1" style:family="table-cell">
      <style:table-cell-properties fo:padding="0.0382in" fo:border-left="0.05pt solid #000000" fo:border-right="none" fo:border-top="0.05pt solid #000000" fo:border-bottom="0.05pt solid #000000"/>
    </style:style>
    <style:style style:name="StopatStreetCorner.B1" style:family="table-cell">
      <style:table-cell-properties fo:padding="0.0382in" fo:border="0.05pt solid #000000"/>
    </style:style>
    <style:style style:name="StopatStreetCorner.A2" style:family="table-cell">
      <style:table-cell-properties fo:padding="0.0382in" fo:border-left="0.05pt solid #000000" fo:border-right="none" fo:border-top="none" fo:border-bottom="0.05pt solid #000000"/>
    </style:style>
    <style:style style:name="StopatStreetCorner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173dfd" officeooo:paragraph-rsid="00173df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5" style:family="paragraph" style:parent-style-name="Table_20_Heading">
      <style:text-properties fo:font-size="18pt" officeooo:rsid="00173dfd" officeooo:paragraph-rsid="00173dfd" style:font-size-asian="15.75pt" style:font-size-complex="18pt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7" style:family="paragraph" style:parent-style-name="Table_20_Contents" style:list-style-name="L2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T1" style:family="text">
      <style:text-properties fo:font-size="15pt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Map – Use Cases</text:p>
      <text:p text:style-name="P1"><text:span text:style-name="T1">Author: Alec Sherwood</text:span> </text:p>
      <text:p text:style-name="P1"/>
      <table:table table:name="StopatStreetCorner" table:style-name="StopatStreetCorner">
        <table:table-column table:style-name="StopatStreetCorner.A"/>
        <table:table-column table:style-name="StopatStreetCorner.B"/>
        <table:table-header-rows>
          <table:table-row>
            <table:table-cell table:style-name="StopatStreetCorner.A1" office:value-type="string">
              <text:p text:style-name="P5">Use Case </text:p>
            </table:table-cell>
            <table:table-cell table:style-name="StopatStreetCorner.B1" office:value-type="string">
              <text:p text:style-name="P5">Stop At Street Corner</text:p>
            </table:table-cell>
          </table:table-row>
        </table:table-header-rows>
        <table:table-row>
          <table:table-cell table:style-name="StopatStreetCorner.A2" office:value-type="string">
            <text:p text:style-name="P4">Primary Actor</text:p>
          </table:table-cell>
          <table:table-cell table:style-name="StopatStreetCorner.B2" office:value-type="string">
            <text:p text:style-name="P4">Visually Impaired Individual</text:p>
          </table:table-cell>
        </table:table-row>
        <table:table-row>
          <table:table-cell table:style-name="StopatStreetCorner.A2" office:value-type="string">
            <text:p text:style-name="P4">Secondary Actor</text:p>
          </table:table-cell>
          <table:table-cell table:style-name="StopatStreetCorner.B2" office:value-type="string">
            <text:p text:style-name="P4">Google API, Android Device</text:p>
          </table:table-cell>
        </table:table-row>
        <table:table-row>
          <table:table-cell table:style-name="StopatStreetCorner.A2" office:value-type="string">
            <text:p text:style-name="P4">Preconditions</text:p>
          </table:table-cell>
          <table:table-cell table:style-name="StopatStreetCorner.B2" office:value-type="string">
            <text:p text:style-name="P4">The Visually impaired individual must have location services enabled on their device. </text:p>
          </table:table-cell>
        </table:table-row>
        <table:table-row>
          <table:table-cell table:style-name="StopatStreetCorner.A2" office:value-type="string">
            <text:p text:style-name="P4">Trigger</text:p>
          </table:table-cell>
          <table:table-cell table:style-name="StopatStreetCorner.B2" office:value-type="string">
            <text:p text:style-name="P4">Actor opens the application</text:p>
          </table:table-cell>
        </table:table-row>
        <table:table-row>
          <table:table-cell table:style-name="StopatStreetCorner.A2" office:value-type="string">
            <text:p text:style-name="P4">Normal Flow</text:p>
          </table:table-cell>
          <table:table-cell table:style-name="StopatStreetCorner.B2" office:value-type="string">
            <text:list xml:id="list3449038029294322570" text:style-name="L1">
              <text:list-item>
                <text:p text:style-name="P6">Open application</text:p>
              </text:list-item>
              <text:list-item>
                <text:p text:style-name="P6">Begin walking towards desired location</text:p>
              </text:list-item>
              <text:list-item>
                <text:p text:style-name="P6">Become Notified when a street corner has been reached</text:p>
              </text:list-item>
              <text:list-item>
                <text:p text:style-name="P6">Stop walking</text:p>
              </text:list-item>
            </text:list>
          </table:table-cell>
        </table:table-row>
        <table:table-row>
          <table:table-cell table:style-name="StopatStreetCorner.A2" office:value-type="string">
            <text:p text:style-name="P4">Alternate Flow</text:p>
          </table:table-cell>
          <table:table-cell table:style-name="StopatStreetCorner.B2" office:value-type="string">
            <text:list xml:id="list5626803541246888159" text:style-name="L2">
              <text:list-item>
                <text:p text:style-name="P7">1 Cannot locate application on device</text:p>
                <text:p text:style-name="P7">1.2 Accessible through voice commands</text:p>
              </text:list-item>
            </text:list>
            <text:p text:style-name="P4"><text:s text:c="4"/>3.1 Application fails to notify user </text:p>
            <text:p text:style-name="P4"><text:s text:c="3"/>3.2 Application emits audible alert. <text:s text:c="7"/></text:p>
          </table:table-cell>
        </table:table-row>
        <table:table-row>
          <table:table-cell table:style-name="StopatStreetCorner.A2" office:value-type="string">
            <text:p text:style-name="P3"/>
          </table:table-cell>
          <table:table-cell table:style-name="StopatStreetCorner.B2" office:value-type="string">
            <text:p text:style-name="P3"/>
          </table:table-cell>
        </table:table-row>
        <table:table-row>
          <table:table-cell table:style-name="StopatStreetCorner.A2" office:value-type="string">
            <text:p text:style-name="P3"/>
          </table:table-cell>
          <table:table-cell table:style-name="StopatStreetCorner.B2" office:value-type="string">
            <text:p text:style-name="P3"/>
          </table:table-cell>
        </table:table-row>
        <table:table-row>
          <table:table-cell table:style-name="StopatStreetCorner.A2" office:value-type="string">
            <text:p text:style-name="P3"/>
          </table:table-cell>
          <table:table-cell table:style-name="StopatStreetCorner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28:02.003833567</meta:creation-date>
    <meta:editing-duration>P0D</meta:editing-duration>
    <meta:editing-cycles>2</meta:editing-cycles>
    <meta:generator>LibreOffice/4.2.7.2$Linux_X86_64 LibreOffice_project/420m0$Build-2</meta:generator>
    <dc:date>2015-05-26T10:28:41.820837721</dc:date>
    <meta:document-statistic meta:table-count="1" meta:image-count="0" meta:object-count="0" meta:page-count="1" meta:paragraph-count="22" meta:word-count="91" meta:character-count="600" meta:non-whitespace-character-count="516"/>
  </office:meta>
</office:document-meta>
</file>